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65e" officeooo:paragraph-rsid="0006465e"/>
    </style:style>
    <style:style style:name="P2" style:family="paragraph" style:parent-style-name="Standard">
      <style:text-properties officeooo:rsid="000735a0" officeooo:paragraph-rsid="000735a0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6465e" officeooo:paragraph-rsid="0006465e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84fc4" officeooo:paragraph-rsid="00084fc4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0819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94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6">Creación</text:span><text:span text:style-name="T5"> de controladores modelos y vistas para los </text:span><text:span text:style-name="T6">métodos</text:span><text:span text:style-name="T5"> a utilizar</text:span><text:span text:style-name="T3">:</text:span></text:p>
      <text:list xml:id="list1873195770" text:style-name="L1">
        <text:list-item>
          <text:p text:style-name="P3">Cliente</text:p>
        </text:list-item>
        <text:list-item>
          <text:p text:style-name="P3">Paquete</text:p>
        </text:list-item>
        <text:list-item>
          <text:p text:style-name="P3">Activacion</text:p>
        </text:list-item>
        <text:list-item>
          <text:p text:style-name="P3">Venta</text:p>
        </text:list-item>
        <text:list-item>
          <text:p text:style-name="P3">Registro</text:p>
        </text:list-item>
      </text:list>
      <text:p text:style-name="P4">crear la migracion para que se generen cada uno de los modelos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8:51:21.644492526</meta:creation-date>
    <dc:date>2019-03-16T19:57:28.225726797</dc:date>
    <meta:editing-duration>PT55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3" meta:character-count="175" meta:non-whitespace-character-count="154"/>
  </office:meta>
</office:document-meta>
</file>